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655cb40" officeooo:paragraph-rsid="065e1c4f"/>
    </style:style>
    <style:style style:name="P4" style:family="paragraph" style:parent-style-name="Text_20_body">
      <style:text-properties officeooo:rsid="0655cb40" officeooo:paragraph-rsid="065efb70"/>
    </style:style>
    <style:style style:name="P5" style:family="paragraph" style:parent-style-name="Text_20_body">
      <style:text-properties officeooo:rsid="065efb70" officeooo:paragraph-rsid="065efb70"/>
    </style:style>
    <style:style style:name="P6" style:family="paragraph" style:parent-style-name="Text_20_body">
      <style:text-properties officeooo:rsid="065efb70" officeooo:paragraph-rsid="0660232a"/>
    </style:style>
    <style:style style:name="P7" style:family="paragraph" style:parent-style-name="Text_20_body">
      <style:paragraph-properties fo:text-align="end" style:justify-single-word="false" style:writing-mode="rl-tb"/>
      <style:text-properties officeooo:paragraph-rsid="065b410f"/>
    </style:style>
    <style:style style:name="P8" style:family="paragraph" style:parent-style-name="Text_20_body">
      <style:paragraph-properties fo:margin-top="0in" fo:margin-bottom="0in" loext:contextual-spacing="false" fo:text-align="end" style:justify-single-word="false" style:writing-mode="rl-tb"/>
      <style:text-properties officeooo:paragraph-rsid="065b410f"/>
    </style:style>
    <style:style style:name="P9" style:family="paragraph" style:parent-style-name="Text_20_body">
      <style:paragraph-properties fo:margin-top="0in" fo:margin-bottom="0in" loext:contextual-spacing="false" fo:text-align="end" style:justify-single-word="false" style:writing-mode="rl-tb"/>
      <style:text-properties style:font-name="Courier New" fo:font-size="12pt" officeooo:paragraph-rsid="065b410f" style:font-size-asian="12pt" style:font-size-complex="12pt"/>
    </style:style>
    <style:style style:name="P10" style:family="paragraph" style:parent-style-name="Text_20_body">
      <style:paragraph-properties fo:margin-top="0in" fo:margin-bottom="0in" loext:contextual-spacing="false" fo:text-align="start" style:justify-single-word="false" style:writing-mode="lr-tb"/>
      <style:text-properties style:font-name="Courier New" fo:font-size="10pt" officeooo:paragraph-rsid="065b410f" style:font-size-asian="10pt" style:font-size-complex="10pt"/>
    </style:style>
    <style:style style:name="P11" style:family="paragraph" style:parent-style-name="Heading_20_2">
      <style:paragraph-properties fo:line-height="100%"/>
      <style:text-properties officeooo:rsid="0651b134" officeooo:paragraph-rsid="065e1c4f"/>
    </style:style>
    <style:style style:name="P12" style:family="paragraph" style:parent-style-name="Heading_20_2">
      <style:paragraph-properties fo:line-height="100%"/>
      <style:text-properties officeooo:rsid="0651b134" officeooo:paragraph-rsid="065efb70"/>
    </style:style>
    <style:style style:name="P13" style:family="paragraph" style:parent-style-name="Heading_20_2">
      <style:paragraph-properties fo:margin-top="0.1665in" fo:margin-bottom="0.0835in" loext:contextual-spacing="false" fo:text-align="end" style:justify-single-word="false" style:writing-mode="rl-tb"/>
      <style:text-properties officeooo:paragraph-rsid="065b410f"/>
    </style:style>
    <style:style style:name="P14" style:family="paragraph" style:parent-style-name="Text_20_body" style:list-style-name="L1">
      <style:text-properties officeooo:rsid="065efb70" officeooo:paragraph-rsid="065efb70"/>
    </style:style>
    <style:style style:name="P15" style:family="paragraph" style:parent-style-name="Text_20_body" style:list-style-name="L1">
      <style:text-properties officeooo:rsid="065efb70" officeooo:paragraph-rsid="0660232a"/>
    </style:style>
    <style:style style:name="P16" style:family="paragraph" style:parent-style-name="Text_20_body">
      <style:paragraph-properties fo:line-height="100%"/>
      <style:text-properties officeooo:rsid="04af6545" officeooo:paragraph-rsid="04af6545"/>
    </style:style>
    <style:style style:name="P17" style:family="paragraph" style:parent-style-name="Text_20_body" style:list-style-name="L3">
      <style:text-properties officeooo:rsid="0668eaad" officeooo:paragraph-rsid="066a746e"/>
    </style:style>
    <style:style style:name="P18" style:family="paragraph" style:parent-style-name="Text_20_body" style:list-style-name="WWNum5">
      <style:paragraph-properties fo:margin-top="0in" fo:margin-bottom="0in" loext:contextual-spacing="false" fo:text-align="end" style:justify-single-word="false" style:writing-mode="rl-tb"/>
      <style:text-properties officeooo:paragraph-rsid="065b410f"/>
    </style:style>
    <style:style style:name="P19" style:family="paragraph" style:parent-style-name="Text_20_body">
      <style:paragraph-properties fo:margin-top="0in" fo:margin-bottom="0in" loext:contextual-spacing="false" fo:text-align="start" style:justify-single-word="false" style:writing-mode="lr-tb"/>
      <style:text-properties officeooo:paragraph-rsid="0663f77e"/>
    </style:style>
    <style:style style:name="P20" style:family="paragraph" style:parent-style-name="Text_20_body">
      <style:paragraph-properties fo:margin-top="0in" fo:margin-bottom="0in" loext:contextual-spacing="false" fo:text-align="start" style:justify-single-word="false" style:writing-mode="lr-tb"/>
      <style:text-properties style:font-name="Courier New" fo:font-style="normal" officeooo:paragraph-rsid="0663f77e" style:font-style-asian="normal" style:font-style-complex="normal"/>
    </style:style>
    <style:style style:name="P21" style:family="paragraph" style:parent-style-name="Text_20_body">
      <style:paragraph-properties fo:text-align="end" style:justify-single-word="false" style:writing-mode="rl-tb"/>
      <style:text-properties officeooo:rsid="06621191" officeooo:paragraph-rsid="0663f77e"/>
    </style:style>
    <style:style style:name="P22" style:family="paragraph" style:parent-style-name="Text_20_body" style:list-style-name="L2">
      <style:paragraph-properties fo:text-align="end" style:justify-single-word="false" style:writing-mode="rl-tb"/>
      <style:text-properties fo:font-style="normal" officeooo:paragraph-rsid="0663f77e" style:font-style-asian="normal" style:font-style-complex="normal"/>
    </style:style>
    <style:style style:name="P23" style:family="paragraph" style:parent-style-name="Heading_20_1">
      <style:paragraph-properties fo:line-height="100%"/>
      <style:text-properties officeooo:rsid="04af6545" officeooo:paragraph-rsid="04af6545"/>
    </style:style>
    <style:style style:name="T1" style:family="text">
      <style:text-properties officeooo:rsid="05226f8d"/>
    </style:style>
    <style:style style:name="T2" style:family="text">
      <style:text-properties officeooo:rsid="05a9c9df"/>
    </style:style>
    <style:style style:name="T3" style:family="text">
      <style:text-properties officeooo:rsid="0653b497"/>
    </style:style>
    <style:style style:name="T4" style:family="text">
      <style:text-properties fo:font-weight="bold" style:font-weight-asian="bold" style:font-weight-complex="bold"/>
    </style:style>
    <style:style style:name="T5" style:family="text">
      <style:text-properties fo:font-weight="bold" officeooo:rsid="066b6ff1" style:font-weight-asian="bold" style:font-weight-complex="bold"/>
    </style:style>
    <style:style style:name="T6" style:family="text">
      <style:text-properties officeooo:rsid="06588c83"/>
    </style:style>
    <style:style style:name="T7" style:family="text">
      <style:text-properties style:font-name="Courier New" fo:font-size="12pt" style:font-size-asian="12pt" style:font-size-complex="12pt"/>
    </style:style>
    <style:style style:name="T8" style:family="text">
      <style:text-properties style:font-name="Courier New" fo:font-style="normal" style:font-style-asian="normal" style:font-style-complex="normal"/>
    </style:style>
    <style:style style:name="T9" style:family="text">
      <style:text-properties style:font-name="Courier New" fo:font-style="normal" officeooo:rsid="06661cde" style:font-style-asian="normal" style:font-style-complex="normal"/>
    </style:style>
    <style:style style:name="T10" style:family="text">
      <style:text-properties style:font-name="Courier New" fo:font-style="normal" officeooo:rsid="0667ebf9" style:font-style-asian="normal" style:font-style-complex="normal"/>
    </style:style>
    <style:style style:name="T11" style:family="text">
      <style:text-properties officeooo:rsid="065e1c4f"/>
    </style:style>
    <style:style style:name="T12" style:family="text">
      <style:text-properties officeooo:rsid="065efb70"/>
    </style:style>
    <style:style style:name="T13" style:family="text">
      <style:text-properties officeooo:rsid="0660232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text:span text:style-name="T1">מטלה</text:span> –<text:span text:style-name="T3"> אתריום – פתרון</text:span></text:h>
      <text:p text:style-name="P16"/>
      <text:p text:style-name="P11">שאלה <text:span text:style-name="T2">1: אבן נייר ומספריים עם סודיוּת</text:span></text:p>
      <text:p text:style-name="P3">א. ודאו שאתם יכולים לקמפל ולהריץ את החוזה של "אבן נייר ומספריים" שהוצג בכיתה (בקובץ <text:span text:style-name="T6">code</text:span>/rps.sol) בסביבת רמיקס: https://remix.ethereum.org <text:s/>(אמור לעבוד בדפדפן Chrome).</text:p>
      <text:p text:style-name="P3">ב. שנו את התוכנית בהתאם למה שנלמד בהרצאה, כך שהבחירות של שני השחקנים יישמרו בסוד עד לסיום המשחק, ולא יהיה אפשר לראות אותן דרך שרשרת הבלוקים.</text:p>
      <text:list xml:id="list174547868" text:style-name="L3">
        <text:list-item>
          <text:p text:style-name="P17"><text:span text:style-name="T5">הערה לפתרון</text:span>: לא מספיק להפוך את המשתנים לפרטיים (private), כי עדיין אפשר לראות אותם בשרשרת הבלוקים. אלא צריך שכל אחד מהשחקנים ישלח את הבחירה שלו מוצפנת ע"י hash, ורק לאחר ששניהם שלחו, כל אחד מהשחקנים יגלה את הבחירה האמיתית שלו. החוזה צריך לוודא שהבחירה אכן מתאימה ל-hash שדווח בהתחלה. </text:p>
        </text:list-item>
      </text:list>
      <text:p text:style-name="P11">שאלה <text:span text:style-name="T11">2: משאל עם</text:span></text:p>
      <text:p text:style-name="P5">כיתבו חוזה חכם בשפת solidity המאפשר לבצע משאל-עם. למשאל יש שתי תוצאות אפשריות: "כן" (1) או "לא" (0). <text:s text:c="3"/>החוזה יתמוך בפעולות הבאות:</text:p>
      <text:list xml:id="list4210537143" text:style-name="L1">
        <text:list-item>
          <text:p text:style-name="P14">addVoter – הוספת כתובת ציבורית של אזרח שיש לו זכות בחירה. שיטה זו ניתנת להרצה רק ע"י מי שיצר את החוזה.</text:p>
        </text:list-item>
        <text:list-item>
          <text:p text:style-name="P14">vote – הצבעה – 0 או 1. שיטה זו ניתנת להרצה רק ע"י אזרח שנוסף לפני-כן לחוזה ע"י addVoter. כל אזרח יכול להצביע רק פעם אחת לכל היותר.</text:p>
        </text:list-item>
        <text:list-item>
          <text:p text:style-name="P14">outcome – שיטה המחזירה את תוצאת המשאל – 0 או 1.</text:p>
        </text:list-item>
      </text:list>
      <text:p text:style-name="P5"/>
      <text:p text:style-name="P12">שאלה <text:span text:style-name="T12">3: מכרז </text:span></text:p>
      <text:p text:style-name="P5">כיתבו חוזה חכם בשפת solidity המאפשר לבצע מכרז מחיר שני. <text:span text:style-name="T13">בהתחלה המכרז הוא ב"בעלות" מי שיצר את החוזה; בכל פעם שמישהו זוכה במכרז, המכרז עובר לבעלותו. החוזה יתמוך בפעולות הבאות:</text:span></text:p>
      <text:list xml:id="list94705485764793" text:continue-numbering="true" text:style-name="L1">
        <text:list-item>
          <text:p text:style-name="P14">bid – שליחת כסף לחוזה לצורך השתתפות במכרז. ההכרזה שווה לכמות הכסף שנשלח.</text:p>
        </text:list-item>
        <text:list-item>
          <text:p text:style-name="P15"><text:span text:style-name="T13">conclude </text:span>– סיום המכרז <text:span text:style-name="T13">הנוכחי</text:span>. שיטה זו ניתנת להרצה רק ע"י <text:span text:style-name="T13">הבעלים הנוכחי של המכרז. השיטה מבצעת את הפעולות הבאות: (1) חישוב הזוכה – זה ששלח הכי הרבה כסף דרך bid. (2) החזרת הכסף לכל המשתתפים שלא זכו. (3) החזרת חלק מהכסף לזוכה – ההפרש בין המחיר שלו לבין המחיר השני. (4) העברת המחיר השני לבעלים הנוכחי של החוזה. (5) שינוי כתובת ה"בעלים" של החוזה לכתובתו של הזוכה – כך שהזוכה הופך להיות הבעלים החדש של החוזה.</text:span></text:p>
        </text:list-item>
      </text:list>
      <text:p text:style-name="P6"><text:soft-page-break/></text:p>
      <text:p text:style-name="P4"/>
      <text:p text:style-name="P13">שאלה <text:span text:style-name="T12">4.</text:span> <text:s/>חוזה חכם לפתרון <text:span text:style-name="T11">בעיה NP-שלמה</text:span></text:p>
      <text:p text:style-name="P7">ב<text:span text:style-name="T4">בעיית חלוקת המספרים</text:span>, נתון מערך של מספרים שלמים. צריך לחלק אותו לשני תת-מערכים, כך שסכום המספרים בשני המערכים הוא זהה (בהנחה שאכן קיימת חלוקה כזאת). <text:s text:c="2"/></text:p>
      <text:p text:style-name="P7">למשל: אם הקלט הוא המערך {1,2,3,4}, אז פלט אפשרי הוא שני המערכים: {1,4} <text:s/>ו <text:s/>{2,3}.</text:p>
      <text:p text:style-name="P7">כיוון שהבעיה היא קשה חישובית, אנחנו רוצים לכתוב חוזה חכם במערכת אתריום, שיעודד אנשים לפתור את הבעיה בעצמם ויתן פרס של 1 אֶתֶר לפותר הראשון.</text:p>
      <text:p text:style-name="P8">לפניכם שלד של חוזה בשפת solidity (להזכירכם, <text:span text:style-name="T7">int[] הוא מערך של מספרים שלמים, כמו ב-Java):</text:span></text:p>
      <text:p text:style-name="P9"/>
      <text:p text:style-name="P10">contract Partition {</text:p>
      <text:p text:style-name="P10"><text:s text:c="4"/>constructor(int[] input) public {</text:p>
      <text:p text:style-name="P10"><text:s text:c="9"/>....</text:p>
      <text:p text:style-name="P10"><text:s text:c="4"/>}</text:p>
      <text:p text:style-name="P10"><text:s text:c="3"/></text:p>
      <text:p text:style-name="P10"><text:s text:c="4"/>function solve(int[] part1, int[] part2) public {</text:p>
      <text:p text:style-name="P10"><text:s text:c="9"/>....</text:p>
      <text:p text:style-name="P10"><text:s text:c="4"/>}</text:p>
      <text:p text:style-name="P10">}</text:p>
      <text:p text:style-name="P9"/>
      <text:list xml:id="list538013919" text:style-name="WWNum5">
        <text:list-item>
          <text:p text:style-name="P18">הבנאי של החוזה מקבל כקלט את המערך שיש לחלק. </text:p>
        </text:list-item>
        <text:list-item>
          <text:p text:style-name="P18">הפונקציה solve היא הפונקציה שהפותרים צריכים לקרוא לה כדי להציע את הפתרון שלהם לבדיקה. <text:s/></text:p>
        </text:list-item>
      </text:list>
      <text:p text:style-name="P8">השלימו את שתי הפונקציות החסרות. <text:s text:c="3"/>הוסיפו משתנים ופונקציות נוספים לפי הצורך.</text:p>
      <text:p text:style-name="P8"/>
      <text:p text:style-name="P7">אם אינכם זוכרים את התחביר של שפת solidity, הניחו שהתחביר זהה לשפת Java או ++C לפי בחירתכם. כמו כן, אתם <text:s/>יכולים להשתמש בכל הפונקציות הנמצאות בספריות התקניות של השפות הללו. הסבירו היטב בעברית מה אתם עושים.</text:p>
      <text:list xml:id="list3954191323" text:style-name="L2">
        <text:list-item>
          <text:p text:style-name="P22"><text:span text:style-name="T4">פתרון</text:span>: הרעיון המרכזי של חוזה חכם הוא, שכל אחד יכול לפנות אליו ולשלוח אליו פתרונות, אבל החוזה בודק ומוודא שהפתרון הוא נכון, כך שרק מי שפתר נכון יקבל את הפרס. <text:s/>לשם כך, הבנאי צריך לזכור את מערך הקלט, והפונקציה solve צריכה לבדוק שני דברים: (א) הפתרון שנשלח הוא אכן חלוקה של מערך הקלט, (ב) הפתרון שנשלח אכן כולל שתי קבוצות עם סכום שווה. <text:s/>בנוסף צריך לוודא שרק הפותר הראשון מקבל את הפרס; אפשר לעשות זאת ע"י דגל בוליאני, או פשוט להרוס את החוזה בסוף הפונקציה solve. <text:s text:c="2"/>הנה פתרון אפשרי.</text:p>
        </text:list-item>
      </text:list>
      <text:p text:style-name="P19"><text:span text:style-name="T8">contract Partition {</text:span></text:p>
      <text:p text:style-name="P19"><text:span text:style-name="T8"><text:s text:c="4"/>int[] public input;</text:span></text:p>
      <text:p text:style-name="P20"/>
      <text:p text:style-name="P19"><text:soft-page-break/><text:span text:style-name="T8"><text:s text:c="4"/>constructor(int[] newInput) public {</text:span></text:p>
      <text:p text:style-name="P19"><text:span text:style-name="T8"><text:s text:c="8"/>input = newInput;</text:span></text:p>
      <text:p text:style-name="P19"><text:span text:style-name="T8"><text:s text:c="4"/>}</text:span></text:p>
      <text:p text:style-name="P19"><text:span text:style-name="T8"><text:s text:c="4"/></text:span></text:p>
      <text:p text:style-name="P19"><text:span text:style-name="T8"><text:s text:c="4"/></text:span></text:p>
      <text:p text:style-name="P19"><text:span text:style-name="T8"><text:s text:c="4"/></text:span></text:p>
      <text:p text:style-name="P19"><text:span text:style-name="T8"><text:s text:c="4"/>function solve(int[] part1, int[] part2) public {</text:span></text:p>
      <text:p text:style-name="P19"><text:span text:style-name="T8"><text:s text:c="8"/>// verify that the sum of the two parts is the same:</text:span></text:p>
      <text:p text:style-name="P19"><text:span text:style-name="T8"><text:s text:c="8"/>require(sum(part1)==sum(part2));</text:span></text:p>
      <text:p text:style-name="P20"/>
      <text:p text:style-name="P19"><text:span text:style-name="T8"><text:s text:c="8"/>// verify that the parts indeed partition the input:</text:span></text:p>
      <text:p text:style-name="P19"><text:span text:style-name="T8"><text:tab/> <text:s text:c="2"/>int[] parts12;</text:span></text:p>
      <text:p text:style-name="P19"><text:span text:style-name="T8"><text:s text:c="8"/>addAll(parts12, part1);</text:span></text:p>
      <text:p text:style-name="P19"><text:span text:style-name="T8"><text:s text:c="8"/>addAll(parts12, part2);</text:span></text:p>
      <text:p text:style-name="P19"><text:span text:style-name="T8"><text:s text:c="8"/></text:span><text:span text:style-name="T9">require(</text:span><text:span text:style-name="T10">std::</text:span><text:span text:style-name="T9">is_permutation(parts12, input));</text:span></text:p>
      <text:p text:style-name="P20"><text:span text:style-name="T8"/></text:p>
      <text:p text:style-name="P19"><text:span text:style-name="T8"><text:s text:c="8"/>// It is correct - send the prize to the happy solver:</text:span></text:p>
      <text:p text:style-name="P19"><text:span text:style-name="T8"><text:s text:c="8"/>msg.sender.transfer(1 ether);</text:span></text:p>
      <text:p text:style-name="P20"/>
      <text:p text:style-name="P19"><text:span text:style-name="T8"><text:s text:c="8"/>// Destroy the contract, </text:span></text:p>
      <text:p text:style-name="P19"><text:span text:style-name="T8"><text:s text:c="8"/>// so that people will not try to solve it again.</text:span></text:p>
      <text:p text:style-name="P19"><text:span text:style-name="T8"><text:s text:c="8"/>selfdestruct();</text:span></text:p>
      <text:p text:style-name="P19"><text:span text:style-name="T8"><text:s text:c="4"/>}</text:span></text:p>
      <text:p text:style-name="P19"><text:span text:style-name="T8">}</text:span></text:p>
      <text:p text:style-name="P20"/>
      <text:p text:style-name="P21"><text:s/><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OpenSymbol2" svg:font-family="OpenSymbol" style:font-adornments="Regular" style:font-pitch="variable" style:font-charset="x-symbol"/>
    <style:font-face style:name="Nachlieli CLM2" svg:font-family="'Nachlieli CLM'"/>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OpenSymbol" svg:font-family="OpenSymbol, 'Arial Unicode MS'"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style:font-face style:name="OpenSymbol3"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hadow="none" style:writing-mode="rl-tb"/>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able_20_Contents" style:display-name="Table Contents" style:family="paragraph" style:parent-style-name="Standard" style:class="extra"/>
    <style:style style:name="Footnote"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s" style:family="paragraph" style:default-outline-level="">
      <style:paragraph-properties fo:text-align="start" style:justify-single-word="false" fo:orphans="2" fo:widows="2" style:writing-mode="lr-tb"/>
      <style:text-properties style:font-name="OpenSymbol" fo:font-family="OpenSymbol, 'Arial Unicode MS'"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Anchor" style:display-name="Footnote Anchor"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note_20_Characters" style:display-name="Footnote Character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5f_1" style:display-name="Default_1"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1" style:display-name="Title and Content~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Gliederung_20_1" style:display-name="Title and Content_~LT~Gliederung 1" style:family="paragraph" style:default-outline-level="">
      <style:paragraph-properties fo:margin-left="0in" fo:margin-right="0in" fo:margin-top="0.2165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30pt" fo:letter-spacing="normal" fo:font-style="normal" fo:text-shadow="none" style:text-underline-style="none" fo:font-weight="normal" style:letter-kerning="true" style:font-name-asian="DejaVu Sans" style:font-family-asian="'DejaVu Sans'" style:font-family-generic-asian="system" style:font-pitch-asian="variable" style:font-size-asian="3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Gliederung_20_2" style:display-name="Title and Content_~LT~Gliederung 2" style:family="paragraph" style:parent-style-name="Title_20_and_20_Content_5f__7e_LT_7e_Gliederung_20_1" style:default-outline-level="">
      <style:paragraph-properties fo:margin-left="0in" fo:margin-right="0in" fo:margin-top="0.1728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3pt" fo:letter-spacing="normal" fo:font-style="normal" fo:text-shadow="none" style:text-underline-style="none" fo:font-weight="normal" style:letter-kerning="true" style:font-size-asian="23pt" style:font-style-asian="normal" style:font-weight-asian="normal" style:text-emphasize="none"/>
    </style:style>
    <style:style style:name="Title_20_and_20_Content_5f__7e_LT_7e_Gliederung_20_3" style:display-name="Title and Content_~LT~Gliederung 3" style:family="paragraph" style:parent-style-name="Title_20_and_20_Content_5f__7e_LT_7e_Gliederung_20_2" style:default-outline-level="">
      <style:paragraph-properties fo:margin-left="0in" fo:margin-right="0in" fo:margin-top="0.129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4" style:display-name="Title and Content_~LT~Gliederung 4" style:family="paragraph" style:parent-style-name="Title_20_and_20_Content_5f__7e_LT_7e_Gliederung_20_3" style:default-outline-level="">
      <style:paragraph-properties fo:margin-left="0in" fo:margin-right="0in" fo:margin-top="0.0866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5" style:display-name="Title and Content_~LT~Gliederung 5" style:family="paragraph" style:parent-style-name="Title_20_and_20_Content_5f__7e_LT_7e_Gliederung_20_4"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6" style:display-name="Title and Content_~LT~Gliederung 6" style:family="paragraph" style:parent-style-name="Title_20_and_20_Content_5f__7e_LT_7e_Gliederung_20_5"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7" style:display-name="Title and Content_~LT~Gliederung 7" style:family="paragraph" style:parent-style-name="Title_20_and_20_Content_5f__7e_LT_7e_Gliederung_20_6"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8" style:display-name="Title and Content_~LT~Gliederung 8" style:family="paragraph" style:parent-style-name="Title_20_and_20_Content_5f__7e_LT_7e_Gliederung_20_7"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Gliederung_20_9" style:display-name="Title and Content_~LT~Gliederung 9" style:family="paragraph" style:parent-style-name="Title_20_and_20_Content_5f__7e_LT_7e_Gliederung_20_8" style:default-outline-level="">
      <style:paragraph-properties fo:margin-left="0in" fo:margin-right="0in" fo:margin-top="0.0429in" fo:margin-bottom="0in" loext:contextual-spacing="false" style:line-height-at-least="0.139in" fo:text-align="start" style:justify-single-word="false" fo:text-indent="0in" style:auto-text-indent="false" style:writing-mode="lr-tb"/>
      <style:text-properties fo:color="#000000" style:text-outline="false" style:text-line-through-style="none" style:text-line-through-type="none" style:font-name="ＭＳ Ｐゴシック" fo:font-family="'ＭＳ Ｐゴシック'"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5f__7e_LT_7e_Titel" style:display-name="Title and Content_~LT~Titel" style:family="paragraph" style:default-outline-level="">
      <style:paragraph-properties style:line-height-at-least="0.139in" fo:text-align="start" style:justify-single-word="false" fo:orphans="2" fo:widows="2" style:writing-mode="lr-tb"/>
      <style:text-properties fo:color="#000000" style:text-outline="false" style:text-line-through-style="none" style:text-line-through-type="none" style:font-name="ＭＳ Ｐゴシック" fo:font-family="'ＭＳ Ｐゴシック'"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Untertitel" style:display-name="Title and Content_~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Notizen" style:display-name="Title and Content_~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5f__7e_LT_7e_Hintergrundobjekte" style:display-name="Title and Content_~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5f__7e_LT_7e_Hintergrund" style:display-name="Title and Content_~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ListLabel_20_649" style:display-name="ListLabel 649" style:family="text">
      <style:text-properties style:font-name-complex="OpenSymbol3" style:font-family-complex="OpenSymbol" style:font-family-generic-complex="system" style:font-pitch-complex="variable"/>
    </style:style>
    <style:style style:name="ListLabel_20_650" style:display-name="ListLabel 650" style:family="text">
      <style:text-properties style:font-name-complex="OpenSymbol3" style:font-family-complex="OpenSymbol" style:font-family-generic-complex="system" style:font-pitch-complex="variable"/>
    </style:style>
    <style:style style:name="ListLabel_20_651" style:display-name="ListLabel 651" style:family="text">
      <style:text-properties style:font-name-complex="OpenSymbol3" style:font-family-complex="OpenSymbol" style:font-family-generic-complex="system" style:font-pitch-complex="variable"/>
    </style:style>
    <style:style style:name="ListLabel_20_652" style:display-name="ListLabel 652" style:family="text">
      <style:text-properties style:font-name-complex="OpenSymbol3" style:font-family-complex="OpenSymbol" style:font-family-generic-complex="system" style:font-pitch-complex="variable"/>
    </style:style>
    <style:style style:name="ListLabel_20_653" style:display-name="ListLabel 653" style:family="text">
      <style:text-properties style:font-name-complex="OpenSymbol3" style:font-family-complex="OpenSymbol" style:font-family-generic-complex="system" style:font-pitch-complex="variable"/>
    </style:style>
    <style:style style:name="ListLabel_20_654" style:display-name="ListLabel 654" style:family="text">
      <style:text-properties style:font-name-complex="OpenSymbol3" style:font-family-complex="OpenSymbol" style:font-family-generic-complex="system" style:font-pitch-complex="variable"/>
    </style:style>
    <style:style style:name="ListLabel_20_655" style:display-name="ListLabel 655" style:family="text">
      <style:text-properties style:font-name-complex="OpenSymbol3" style:font-family-complex="OpenSymbol" style:font-family-generic-complex="system" style:font-pitch-complex="variable"/>
    </style:style>
    <style:style style:name="ListLabel_20_656" style:display-name="ListLabel 656" style:family="text">
      <style:text-properties style:font-name-complex="OpenSymbol3" style:font-family-complex="OpenSymbol" style:font-family-generic-complex="system" style:font-pitch-complex="variable"/>
    </style:style>
    <style:style style:name="ListLabel_20_657" style:display-name="ListLabel 657" style:family="text">
      <style:text-properties style:font-name-complex="OpenSymbol3"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5">
      <text:list-level-style-bullet text:level="1" text:style-name="ListLabel_20_649" style:num-suffix="" text:bullet-char="">
        <style:list-level-properties text:list-level-position-and-space-mode="label-alignment" fo:text-align="end">
          <style:list-level-label-alignment text:label-followed-by="listtab" text:list-tab-stop-position="0.5in" fo:text-indent="-0.25in" fo:margin-left="0.5in"/>
        </style:list-level-properties>
        <style:text-properties style:font-name="Symbol"/>
      </text:list-level-style-bullet>
      <text:list-level-style-bullet text:level="2" text:style-name="ListLabel_20_650" style:num-suffix="◦" text:bullet-char="◦">
        <style:list-level-properties text:list-level-position-and-space-mode="label-alignment" fo:text-align="end">
          <style:list-level-label-alignment text:label-followed-by="listtab" text:list-tab-stop-position="0.75in" fo:text-indent="-0.25in" fo:margin-left="0.75in"/>
        </style:list-level-properties>
        <style:text-properties style:font-name="OpenSymbol2"/>
      </text:list-level-style-bullet>
      <text:list-level-style-bullet text:level="3" text:style-name="ListLabel_20_651" style:num-suffix="▪" text:bullet-char="▪">
        <style:list-level-properties text:list-level-position-and-space-mode="label-alignment" fo:text-align="end">
          <style:list-level-label-alignment text:label-followed-by="listtab" text:list-tab-stop-position="1in" fo:text-indent="-0.25in" fo:margin-left="1in"/>
        </style:list-level-properties>
        <style:text-properties style:font-name="OpenSymbol2"/>
      </text:list-level-style-bullet>
      <text:list-level-style-bullet text:level="4" text:style-name="ListLabel_20_652" style:num-suffix="" text:bullet-char="">
        <style:list-level-properties text:list-level-position-and-space-mode="label-alignment" fo:text-align="end">
          <style:list-level-label-alignment text:label-followed-by="listtab" text:list-tab-stop-position="1.25in" fo:text-indent="-0.25in" fo:margin-left="1.25in"/>
        </style:list-level-properties>
        <style:text-properties style:font-name="Symbol"/>
      </text:list-level-style-bullet>
      <text:list-level-style-bullet text:level="5" text:style-name="ListLabel_20_653" style:num-suffix="◦" text:bullet-char="◦">
        <style:list-level-properties text:list-level-position-and-space-mode="label-alignment" fo:text-align="end">
          <style:list-level-label-alignment text:label-followed-by="listtab" text:list-tab-stop-position="1.5in" fo:text-indent="-0.25in" fo:margin-left="1.5in"/>
        </style:list-level-properties>
        <style:text-properties style:font-name="OpenSymbol2"/>
      </text:list-level-style-bullet>
      <text:list-level-style-bullet text:level="6" text:style-name="ListLabel_20_654" style:num-suffix="▪" text:bullet-char="▪">
        <style:list-level-properties text:list-level-position-and-space-mode="label-alignment" fo:text-align="end">
          <style:list-level-label-alignment text:label-followed-by="listtab" text:list-tab-stop-position="1.75in" fo:text-indent="-0.25in" fo:margin-left="1.75in"/>
        </style:list-level-properties>
        <style:text-properties style:font-name="OpenSymbol2"/>
      </text:list-level-style-bullet>
      <text:list-level-style-bullet text:level="7" text:style-name="ListLabel_20_655" style:num-suffix="" text:bullet-char="">
        <style:list-level-properties text:list-level-position-and-space-mode="label-alignment" fo:text-align="end">
          <style:list-level-label-alignment text:label-followed-by="listtab" text:list-tab-stop-position="2in" fo:text-indent="-0.25in" fo:margin-left="2in"/>
        </style:list-level-properties>
        <style:text-properties style:font-name="Symbol"/>
      </text:list-level-style-bullet>
      <text:list-level-style-bullet text:level="8" text:style-name="ListLabel_20_656" style:num-suffix="◦" text:bullet-char="◦">
        <style:list-level-properties text:list-level-position-and-space-mode="label-alignment" fo:text-align="end">
          <style:list-level-label-alignment text:label-followed-by="listtab" text:list-tab-stop-position="2.25in" fo:text-indent="-0.25in" fo:margin-left="2.25in"/>
        </style:list-level-properties>
        <style:text-properties style:font-name="OpenSymbol2"/>
      </text:list-level-style-bullet>
      <text:list-level-style-bullet text:level="9" text:style-name="ListLabel_20_657" style:num-suffix="▪" text:bullet-char="▪">
        <style:list-level-properties text:list-level-position-and-space-mode="label-alignment" fo:text-align="end">
          <style:list-level-label-alignment text:label-followed-by="listtab" text:list-tab-stop-position="2.5in" fo:text-indent="-0.25in" fo:margin-left="2.5in"/>
        </style:list-level-properties>
        <style:text-properties style:font-name="OpenSymbol2"/>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6-12T09:46:53.989049589</dc:date>
    <meta:editing-duration>P11DT15H21M45S</meta:editing-duration>
    <meta:editing-cycles>1456</meta:editing-cycles>
    <dc:creator>Erel Segal-Halevi</dc:creator>
    <meta:document-statistic meta:table-count="0" meta:image-count="0" meta:object-count="0" meta:page-count="3" meta:paragraph-count="59" meta:word-count="671" meta:character-count="3981" meta:non-whitespace-character-count="3166"/>
  </office:meta>
</office:document-meta>
</file>